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b966" style:text-blinking="false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11b966" officeooo:paragraph-rsid="0011b966" style:text-blinking="false" style:font-size-asian="18pt" style:font-size-complex="18p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9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</style:style>
    <style:style style:name="P10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weight="normal"/>
    </style:style>
    <style:style style:name="P13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color="#ff0000" fo:font-weight="bold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3999833" text:style-name="L1">
        <text:list-header>
          <text:p text:style-name="P3"><text:span text:style-name="T2">Abstraídas da reunião com os stackholders</text:span></text:p>
          <text:p text:style-name="P3"><text:span text:style-name="T2"/></text:p>
        </text:list-header>
        <text:list-item>
          <text:p text:style-name="P2"><text:bookmark text:name="docs-internal-guid-1236a78b-7fff-a00e-0c49-b2faf385c2e6"/><text:span text:style-name="T3">Entender como é feito o processo atualmente.</text:span><text:span text:style-name="T1"><text:line-break/>-&gt; Categorias: Ensino, Pesquisa e Extensão</text:span></text:p>
        </text:list-item>
      </text:list>
      <text:p text:style-name="P6">-&gt; Cada categoria tem subcategorias organizadas em uma tabela no regulamento que deverá estar no sistema.</text:p>
      <text:p text:style-name="P6">-&gt; Para o curso de BSI existem duas tabelas.</text:p>
      <text:p text:style-name="P6">-&gt; Prazo para entrega de documentos definida pelo coordenador.</text:p>
      <text:p text:style-name="Text_20_body"/>
      <text:p text:style-name="P7">Alunos:</text:p>
      <text:p text:style-name="P6">I - Preencher, para cada atividade, o formulário Controle das Atividades Complementares. </text:p>
      <text:p text:style-name="P10">II - Escolher o tipo de atividade que julgar pertinente para sua formação </text:p>
      <text:p text:style-name="P10">III - Comprovar cada atividade apresentada </text:p>
      <text:p text:style-name="P10">IV - Apresentar todos os documentos ao coordenador de atividade no período estabelecido. </text:p>
      <text:p text:style-name="P10">V- Caso o aluno não entregue os documentos no período estabelecido pela coordenação, o aluno só poderá apresentar as documentações no próximo semestre. </text:p>
      <text:p text:style-name="P10">-&gt; Parágrafo Único a não efetiva comprovação das Atividades Complementares impedirá o discente de colar grau.</text:p>
      <text:p text:style-name="Text_20_body"/>
      <text:p text:style-name="P7">Coordenador:</text:p>
      <text:p text:style-name="P6">I- Orientar os estudantes quanto à obrigatoriedade do desenvolvimento das atividades complementares.</text:p>
      <text:p text:style-name="P10">II- Receber e analisar a documentação comprobatória pertinente, conforme o Regulamento das Atividades Complementares aprovado pelo colegiado do curso. </text:p>
      <text:p text:style-name="P10">III- Fazer o registro das atividades complementares cumpridas no histórico escolar de cada aluno. </text:p>
      <text:p text:style-name="P10">IV- Lançar as atividades cumpridas na ficha individual de cada aluno. </text:p>
      <text:p text:style-name="P10">V- Determinar o valor, em horas-atividade, das atividades apresentadas. </text:p>
      <text:p text:style-name="P10">VI- Deferir ou indeferir a atividade complementar realizada pelo aluno. </text:p>
      <text:p text:style-name="P10">VII- Baixar normas complementares, definitivas ou transitórias para os casos não previstos neste regulamento.</text:p>
      <text:p text:style-name="Text_20_body"/>
      <text:p text:style-name="P11"> </text:p>
      <text:p text:style-name="P1"><text:line-break/><text:line-break/><text:line-break/><text:line-break/><text:line-break/></text:p>
      <text:list xml:id="list3152142710" text:style-name="L2">
        <text:list-item>
          <text:p text:style-name="P4"><text:soft-page-break/>Entender o que os alunos devem fazer no sistema.</text:p>
        </text:list-item>
      </text:list>
      <text:p text:style-name="P7">Alunos:</text:p>
      <text:p text:style-name="P8"><text:span text:style-name="T4">-&gt; </text:span><text:span text:style-name="T5">Permissões:</text:span></text:p>
      <text:p text:style-name="P10">Ver regulamento de horas do próprio curso.</text:p>
      <text:p text:style-name="P10">Ver quadro de horas.</text:p>
      <text:p text:style-name="P10">Preencher formulário. </text:p>
      <text:p text:style-name="P13">Editar os formulários do lançados dentro do semestre no prazo estabelecido.</text:p>
      <text:p text:style-name="P13">Lançar atividades em semestres anteriores.</text:p>
      <text:p text:style-name="P13">Visualizar relatório geral dos próprios lançamentos no sistema.</text:p>
      <text:p text:style-name="Text_20_body"/>
      <text:p text:style-name="P12"><text:span text:style-name="T4">-&gt; </text:span><text:span text:style-name="T5">Fazer:</text:span></text:p>
      <text:p text:style-name="P6">Cadastrar no sistema.</text:p>
      <text:p text:style-name="P6">Efetuar login.</text:p>
      <text:p text:style-name="P6">Editar perfil.</text:p>
      <text:p text:style-name="P10">Ver o regulamento de horas do próprio curso.</text:p>
      <text:p text:style-name="P6">Ver o quadro de horas do próprio curso.</text:p>
      <text:p text:style-name="P6">Preencher formulário de horas complementares.</text:p>
      <text:p text:style-name="P6">Editar formulário de horas, cadastrados dentro do prazo atual.</text:p>
      <text:p text:style-name="P6">Ver andamento das horas cadastradas.</text:p>
      <text:p text:style-name="Text_20_body"/>
      <text:list xml:id="list4241494502" text:style-name="L3">
        <text:list-item>
          <text:p text:style-name="P5">Entender o que os professores devem fazer no sistema.</text:p>
        </text:list-item>
      </text:list>
      <text:p text:style-name="P14">Coordenadores:</text:p>
      <text:p text:style-name="P8"><text:span text:style-name="T4">-&gt; </text:span><text:span text:style-name="T5">Permissões:</text:span></text:p>
      <text:p text:style-name="P10">Ver e alterar quadro de horas.</text:p>
      <text:p text:style-name="P10">Editar formulários dos alunos.</text:p>
      <text:p text:style-name="P13">Deferir ou indeferir atividades específicas de dos alunos.</text:p>
      <text:p text:style-name="P13">Gerar relatórios no sistema.</text:p>
      <text:p text:style-name="P13">Deixar um aluno ativo ou inativo no sistema.</text:p>
      <text:p text:style-name="P13">Gerar boletim para cada aluno.</text:p>
      <text:p text:style-name="Text_20_body"/>
      <text:p text:style-name="P12"><text:span text:style-name="T4">-&gt; </text:span><text:span text:style-name="T5">Fazer:</text:span></text:p>
      <text:p text:style-name="P6">Cadastrar no sistema.</text:p>
      <text:p text:style-name="P6">Efetuar login.</text:p>
      <text:p text:style-name="P6">Editar perfil.</text:p>
      <text:p text:style-name="P6">Ver e alterar o quadro de horas do curso que coordena.</text:p>
      <text:p text:style-name="P6">Ver e inserir regulamento de horas do curso que coordena.</text:p>
      <text:p text:style-name="P6">Editar formulário de horas complementares dos alunos.</text:p>
      <text:p text:style-name="P6">Aprovar ou não as atividades do formulário.</text:p>
      <text:p text:style-name="P6">Alterar status dos alunos.</text:p>
      <text:p text:style-name="P6">Gerar relatórios.</text:p>
      <text:p text:style-name="P9"><text:span text:style-name="T6">Gerar boleti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9:51.855315592</meta:creation-date>
    <dc:date>2020-03-03T15:04:15.842466777</dc:date>
    <meta:editing-duration>PT4M24S</meta:editing-duration>
    <meta:editing-cycles>1</meta:editing-cycles>
    <meta:document-statistic meta:table-count="0" meta:image-count="0" meta:object-count="0" meta:page-count="2" meta:paragraph-count="60" meta:word-count="422" meta:character-count="2839" meta:non-whitespace-character-count="2461"/>
    <meta:generator>LibreOffice/6.0.7.3$Linux_X86_64 LibreOffice_project/00m0$Build-3</meta:generator>
  </office:meta>
</office:document-meta>
</file>